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386" officeooo:paragraph-rsid="00013386"/>
    </style:style>
    <style:style style:name="P2" style:family="paragraph" style:parent-style-name="Standard">
      <style:text-properties officeooo:rsid="00030ef8" officeooo:paragraph-rsid="00030ef8"/>
    </style:style>
    <style:style style:name="P3" style:family="paragraph" style:parent-style-name="Standard">
      <style:text-properties officeooo:rsid="0003142f" officeooo:paragraph-rsid="0003142f"/>
    </style:style>
    <style:style style:name="T1" style:family="text">
      <style:text-properties officeooo:rsid="00030ef8"/>
    </style:style>
    <style:style style:name="T2" style:family="text">
      <style:text-properties officeooo:rsid="0003142f"/>
    </style:style>
    <style:style style:name="T3" style:family="text">
      <style:text-properties officeooo:rsid="0003c9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за данных — архив поставок <text:span text:style-name="T1">компании</text:span>. </text:p>
      <text:p text:style-name="P3">Нужна информация по каждой поставке, чтобы знать какие продукты были в нее включены, <text:span text:style-name="T3">их количество,</text:span> <text:span text:style-name="T3">сколько они стоили в момент доставки и какие водители на каких автомобилях их доставляли.</text:span></text:p>
      <text:p text:style-name="P2">Нужна возможность проследить за историей поставок, чтобы следить за тем, как изменялась стоимость товаров, сколько товаров заказывали в различные периоды, а также динамику <text:span text:style-name="T2">п</text:span>оставок. <text:span text:style-name="T2">Нужно, чтобы данные можно было было просмотреть как для отдельно взятого магазина, так и для всей компании. </text:span>Также нужны данные об автомобилях, на которых доставлялись поставки и о водителях, которые их перевозили, чтобы была возможность проанализировать самых трудолюбивых водителей <text:span text:style-name="T2">(вдруг компания может сократить штат?) </text:span>и самые используемые (и наиболее удобные) автомобили <text:span text:style-name="T2">(для дальнейшего расширения автопарка)</text:span>.</text:p>
      <text:p text:style-name="P2"/>
      <text:p text:style-name="P2"/>
      <text:p text:style-name="P1">Поставки идут из магазинов, каждая — только от одного магазина. Каждая поставка может доставляться несколькими рейсами, рейс принадлежит только к одной поставке. Автомобили не закреплены за водителями и могут изменяться в разных рейсах. Также должна храниться стоимость продуктов с изменением по времен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8:45:55.287825088</meta:creation-date>
    <dc:date>2022-10-03T09:45:38.273568641</dc:date>
    <meta:editing-duration>PT16M31S</meta:editing-duration>
    <meta:editing-cycles>1</meta:editing-cycles>
    <meta:document-statistic meta:table-count="0" meta:image-count="0" meta:object-count="0" meta:page-count="1" meta:paragraph-count="4" meta:word-count="154" meta:character-count="1128" meta:non-whitespace-character-count="975"/>
    <meta:generator>LibreOffice/7.3.6.2$Linux_X86_64 LibreOffice_project/30$Build-2</meta:generator>
  </office:meta>
</office:document-meta>
</file>